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k-proj-Zwauot38qfaZLf0jZJd-ZZOpSHxgWQp1Lm-hBJkDKsRfMREJxEhabayvN_StBhAEpLWr5ZIK0bT3BlbkFJshY_jVwWiX6K4gJeoSf4EUXOlHzQTwDmC7sUdjBJlDx8vN_2NqfSmt52Zi-9jxy0j3rl2UFzg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0:30:35.719610717</meta:creation-date>
    <dc:date>2025-03-22T00:31:21.232829674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164" meta:non-whitespace-character-count="164"/>
    <meta:generator>LibreOffice/24.2.7.2$Linux_X86_64 LibreOffice_project/420$Build-2</meta:generator>
  </office:meta>
</office:document-meta>
</file>